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" officeooo:rsid="000155ca" officeooo:paragraph-rsid="000155ca"/>
    </style:style>
    <style:style style:name="P2" style:family="paragraph" style:parent-style-name="Standard">
      <style:paragraph-properties fo:margin-top="0cm" fo:margin-bottom="0cm" loext:contextual-spacing="false"/>
      <style:text-properties style:font-name="Calibri" fo:font-size="11pt" officeooo:rsid="000155ca" officeooo:paragraph-rsid="0005f17c" style:font-size-asian="11pt" style:font-size-complex="11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" fo:font-size="11pt" officeooo:rsid="000155ca" officeooo:paragraph-rsid="00087b45" style:font-size-asian="11pt" style:font-size-complex="11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use-window-font-color="true" style:font-name="Calibri" fo:font-size="11pt" officeooo:rsid="000155ca" officeooo:paragraph-rsid="00087b45" style:font-size-asian="11pt" style:font-size-complex="11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use-window-font-color="true" style:font-name="Calibri" fo:font-size="11pt" officeooo:rsid="000155ca" officeooo:paragraph-rsid="000a66ad" style:font-size-asian="11pt" style:font-size-complex="11pt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font-name="Calibri" fo:font-size="11pt" officeooo:rsid="0008a9bf" officeooo:paragraph-rsid="0008a9bf" style:font-size-asian="11pt" style:font-size-complex="11pt"/>
    </style:style>
    <style:style style:name="P7" style:family="paragraph" style:parent-style-name="Standard">
      <style:paragraph-properties fo:margin-top="0cm" fo:margin-bottom="0cm" loext:contextual-spacing="false"/>
      <style:text-properties style:use-window-font-color="true" style:font-name="Calibri" fo:font-size="11pt" officeooo:rsid="0008a9bf" officeooo:paragraph-rsid="0008a9bf" style:font-size-asian="11pt" style:font-size-complex="11pt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font-name="Calibri" fo:font-size="11pt" officeooo:rsid="0009c496" officeooo:paragraph-rsid="0009c496" style:font-size-asian="11pt" style:font-size-complex="11pt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font-name="Calibri" fo:font-size="11pt" officeooo:rsid="000a66ad" officeooo:paragraph-rsid="000a66ad" style:font-size-asian="11pt" style:font-size-complex="11pt"/>
    </style:style>
    <style:style style:name="P10" style:family="paragraph" style:parent-style-name="Standard">
      <style:paragraph-properties fo:margin-top="0cm" fo:margin-bottom="0cm" loext:contextual-spacing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officeooo:rsid="000334a6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officeooo:rsid="0005f17c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officeooo:rsid="0005f17c" officeooo:paragraph-rsid="000b83fa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officeooo:rsid="0005f17c" officeooo:paragraph-rsid="0008a9bf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officeooo:rsid="0005f17c" officeooo:paragraph-rsid="0009c496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officeooo:rsid="0005f17c" officeooo:paragraph-rsid="000a66ad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6" style:family="paragraph" style:parent-style-name="Standard">
      <style:paragraph-properties fo:margin-top="0cm" fo:margin-bottom="0cm" loext:contextual-spacing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officeooo:rsid="0008a9bf" officeooo:paragraph-rsid="0008a9bf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officeooo:rsid="000334a6" officeooo:paragraph-rsid="000a66ad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font-name="Calibri" fo:font-size="11pt" officeooo:rsid="0009c496" officeooo:paragraph-rsid="0009c496" style:font-size-asian="11pt" style:font-size-complex="11pt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officeooo:rsid="0005f17c" officeooo:paragraph-rsid="000d209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20" style:family="paragraph" style:parent-style-name="Footer">
      <style:text-properties officeooo:paragraph-rsid="000bed03"/>
    </style:style>
    <style:style style:name="T1" style:family="text">
      <style:text-properties fo:color="#ff0000" style:text-outline="false" style:text-line-through-style="none" style:text-line-through-type="none" fo:font-style="normal" fo:text-shadow="none" style:text-underline-style="none" fo:font-weight="normal" officeooo:rsid="00087b45" style:letter-kerning="true" style:font-name-asian="Tahoma" style:font-style-asian="normal" style:font-weight-asian="normal" style:font-name-complex="Arial1" style:text-emphasize="none"/>
    </style:style>
    <style:style style:name="T2" style:family="text">
      <style:text-properties fo:color="#ff0000" officeooo:rsid="00087b45"/>
    </style:style>
    <style:style style:name="T3" style:family="text">
      <style:text-properties fo:color="#0000ff" style:text-outline="false" style:text-line-through-style="none" style:text-line-through-type="none" fo:font-style="normal" fo:text-shadow="none" style:text-underline-style="none" fo:font-weight="normal" officeooo:rsid="000334a6" style:letter-kerning="true" style:font-name-asian="Tahoma" style:font-style-asian="normal" style:font-weight-asian="normal" style:font-name-complex="Arial1" style:text-emphasize="none"/>
    </style:style>
    <style:style style:name="T4" style:family="text">
      <style:text-properties fo:color="#999999" style:text-outline="false" style:text-line-through-style="none" style:text-line-through-type="none" fo:font-style="normal" fo:text-shadow="none" style:text-underline-style="none" fo:font-weight="normal" officeooo:rsid="0005f17c" style:letter-kerning="true" style:font-name-asian="Tahoma" style:font-style-asian="normal" style:font-weight-asian="normal" style:font-name-complex="Arial1" style:text-emphasize="none"/>
    </style:style>
    <style:style style:name="T5" style:family="text">
      <style:text-properties fo:color="#999999" officeooo:rsid="0005f17c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fo:font-weight="normal" style:letter-kerning="true" style:font-name-asian="Tahoma" style:font-style-asian="normal" style:font-weight-asian="normal" style:font-name-complex="Arial1" style:text-emphasize="none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fo:font-weight="normal" officeooo:rsid="0005f17c" style:letter-kerning="true" style:font-name-asian="Tahoma" style:font-style-asian="normal" style:font-weight-asian="normal" style:font-name-complex="Arial1" style:text-emphasize="none"/>
    </style:style>
    <style:style style:name="T8" style:family="text">
      <style:text-properties style:text-outline="false" style:text-line-through-style="none" style:text-line-through-type="none" fo:font-style="normal" fo:text-shadow="none" style:text-underline-style="none" fo:font-weight="normal" officeooo:rsid="000bb43d" style:letter-kerning="true" style:font-name-asian="Tahoma" style:font-style-asian="normal" style:font-weight-asian="normal" style:font-name-complex="Arial1" style:text-emphasize="none"/>
    </style:style>
    <style:style style:name="T9" style:family="text">
      <style:text-properties officeooo:rsid="000bb43d"/>
    </style:style>
    <style:style style:name="T10" style:family="text">
      <style:text-properties officeooo:rsid="0023287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<text:span text:style-name="T9">4</text:span>-<text:span text:style-name="T9">1</text:span>.vbs</text:p>
      <text:p text:style-name="P7"><text:span text:style-name="T3">Dim</text:span><text:span text:style-name="T6"> values(</text:span><text:span text:style-name="T1">2</text:span><text:span text:style-name="T6">), sum</text:span></text:p>
      <text:p text:style-name="P16"/>
      <text:p text:style-name="P16">values(<text:span text:style-name="T2">0</text:span>) = <text:span text:style-name="T2">5</text:span></text:p>
      <text:p text:style-name="P16">values(<text:span text:style-name="T2">1</text:span>) = <text:span text:style-name="T2">10</text:span></text:p>
      <text:p text:style-name="P16">values(<text:span text:style-name="T2">2</text:span>) = <text:span text:style-name="T2">15</text:span></text:p>
      <text:p text:style-name="P16"/>
      <text:p text:style-name="P16">MsgBox <text:span text:style-name="T5">"Value at postion 0: "</text:span> &amp; values(<text:span text:style-name="T2">0</text:span>)</text:p>
      <text:p text:style-name="P16">MsgBox <text:span text:style-name="T5">"Value at postion 1: "</text:span> &amp; values(<text:span text:style-name="T2">1</text:span>)</text:p>
      <text:p text:style-name="P16">MsgBox <text:span text:style-name="T5">"Value at postion 2: "</text:span> &amp; values(<text:span text:style-name="T2">2</text:span>)</text:p>
      <text:p text:style-name="P16"/>
      <text:p text:style-name="P16">sum = values(<text:span text:style-name="T2">0</text:span>) + values(<text:span text:style-name="T2">1</text:span>) + values(<text:span text:style-name="T2">2</text:span>)</text:p>
      <text:p text:style-name="P16">MsgBox <text:span text:style-name="T5">"The sum of all values equals "</text:span> &amp; sum</text:p>
      <text:p text:style-name="P10"/>
      <text:p text:style-name="P2">–---------------------------------------------------------------------------------------------------------------------------------------------</text:p>
      <text:p text:style-name="P3">Example<text:span text:style-name="T9">4</text:span>-<text:span text:style-name="T9">2</text:span>.vbs</text:p>
      <text:p text:style-name="P6"><text:span text:style-name="T3">Dim</text:span><text:span text:style-name="T7"> values(), sum</text:span></text:p>
      <text:p text:style-name="P13"/>
      <text:p text:style-name="P6"><text:span text:style-name="T3">ReDim</text:span><text:span text:style-name="T7"> values(</text:span><text:span text:style-name="T1">0</text:span><text:span text:style-name="T7">)</text:span></text:p>
      <text:p text:style-name="P6"><text:span text:style-name="T7">values(</text:span><text:span text:style-name="T1">0</text:span><text:span text:style-name="T7">) = </text:span><text:span text:style-name="T1">5</text:span></text:p>
      <text:p text:style-name="P13"/>
      <text:p text:style-name="P6"><text:span text:style-name="T3">ReDim</text:span><text:span text:style-name="T7"> </text:span><text:span text:style-name="T3">preserve</text:span><text:span text:style-name="T7"> values(</text:span><text:span text:style-name="T1">1</text:span><text:span text:style-name="T7">)</text:span></text:p>
      <text:p text:style-name="P6"><text:span text:style-name="T7">values(</text:span><text:span text:style-name="T1">1</text:span><text:span text:style-name="T7">) = </text:span><text:span text:style-name="T1">10</text:span></text:p>
      <text:p text:style-name="P13"/>
      <text:p text:style-name="P6"><text:span text:style-name="T3">ReDim</text:span><text:span text:style-name="T7"> </text:span><text:span text:style-name="T3">preserve</text:span><text:span text:style-name="T7"> values(</text:span><text:span text:style-name="T1">2</text:span><text:span text:style-name="T7">)</text:span></text:p>
      <text:p text:style-name="P6"><text:span text:style-name="T7">values(</text:span><text:span text:style-name="T1">2</text:span><text:span text:style-name="T7">) = </text:span><text:span text:style-name="T1">15</text:span></text:p>
      <text:p text:style-name="P13"/>
      <text:p text:style-name="P6"><text:span text:style-name="T7">MsgBox </text:span><text:span text:style-name="T4">"Value at index 0: "</text:span><text:span text:style-name="T7"> &amp; values(</text:span><text:span text:style-name="T1">0</text:span><text:span text:style-name="T7">)</text:span></text:p>
      <text:p text:style-name="P6"><text:span text:style-name="T7">MsgBox </text:span><text:span text:style-name="T4">"Value at index 1: "</text:span><text:span text:style-name="T7"> &amp; values(</text:span><text:span text:style-name="T1">1</text:span><text:span text:style-name="T7">)</text:span></text:p>
      <text:p text:style-name="P6"><text:span text:style-name="T7">MsgBox </text:span><text:span text:style-name="T4">"Value at index 2: "</text:span><text:span text:style-name="T7"> &amp; values(</text:span><text:span text:style-name="T1">2</text:span><text:span text:style-name="T7">)</text:span></text:p>
      <text:p text:style-name="P13"/>
      <text:p text:style-name="P6"><text:span text:style-name="T7">sum = values(</text:span><text:span text:style-name="T1">0</text:span><text:span text:style-name="T7">) + values(</text:span><text:span text:style-name="T1">1</text:span><text:span text:style-name="T7">) + values(</text:span><text:span text:style-name="T1">2</text:span><text:span text:style-name="T7">)</text:span></text:p>
      <text:p text:style-name="P6"><text:span text:style-name="T7">MsgBox </text:span><text:span text:style-name="T4">"The sum of all value: "</text:span><text:span text:style-name="T7"> &amp; sum</text:span></text:p>
      <text:p text:style-name="P10"/>
      <text:p text:style-name="P11">–---------------------------------------------------------------------------------------------------------------------------------------------</text:p>
      <text:p text:style-name="P4"><text:span text:style-name="T7">Example</text:span><text:span text:style-name="T8">4</text:span><text:span text:style-name="T7">-</text:span><text:span text:style-name="T8">3</text:span><text:span text:style-name="T7">.vbs</text:span></text:p>
      <text:p text:style-name="P8"><text:span text:style-name="T3">Dim</text:span><text:span text:style-name="T7"> values()</text:span></text:p>
      <text:p text:style-name="P14"/>
      <text:p text:style-name="P8"><text:span text:style-name="T3">ReDim</text:span><text:span text:style-name="T7"> values(</text:span><text:span text:style-name="T1">0</text:span><text:span text:style-name="T7">)</text:span></text:p>
      <text:p text:style-name="P8"><text:span text:style-name="T7">values(</text:span><text:span text:style-name="T1">0</text:span><text:span text:style-name="T7">) = </text:span><text:span text:style-name="T4">"Hello"</text:span></text:p>
      <text:p text:style-name="P8"><text:span text:style-name="T7">MsgBox </text:span><text:span text:style-name="T4">"Number of array elements: "</text:span><text:span text:style-name="T7"> &amp; UBound(values) + </text:span><text:span text:style-name="T1">1</text:span></text:p>
      <text:p text:style-name="P14"/>
      <text:p text:style-name="P8"><text:span text:style-name="T3">ReDim</text:span><text:span text:style-name="T7"> </text:span><text:span text:style-name="T3">Preserve</text:span><text:span text:style-name="T7"> values(</text:span><text:span text:style-name="T1">1</text:span><text:span text:style-name="T7">)</text:span></text:p>
      <text:p text:style-name="P8"><text:span text:style-name="T7">values(</text:span><text:span text:style-name="T1">1</text:span><text:span text:style-name="T7">) =</text:span><text:span text:style-name="T4"> "World"</text:span></text:p>
      <text:p text:style-name="P8"><text:span text:style-name="T7">MsgBox </text:span><text:span text:style-name="T4">"Number of array elements: "</text:span><text:span text:style-name="T7"> &amp; UBound(values) + </text:span><text:span text:style-name="T1">1</text:span></text:p>
      <text:p text:style-name="P14"/>
      <text:p text:style-name="P8"><text:span text:style-name="T7">MsgBox values(</text:span><text:span text:style-name="T1">0</text:span><text:span text:style-name="T7">) &amp; </text:span><text:span text:style-name="T4">" "</text:span><text:span text:style-name="T7"> &amp; values(</text:span><text:span text:style-name="T1">1</text:span><text:span text:style-name="T7">)</text:span></text:p>
      <text:p text:style-name="P14"/>
      <text:p text:style-name="P8"><text:span text:style-name="T3">ReDim</text:span><text:span text:style-name="T7"> </text:span><text:span text:style-name="T3">Preserve</text:span><text:span text:style-name="T7"> values(</text:span><text:span text:style-name="T1">0</text:span><text:span text:style-name="T7">)</text:span></text:p>
      <text:p text:style-name="P8"><text:span text:style-name="T7">MsgBox </text:span><text:span text:style-name="T4">"Number of array elements: "</text:span><text:span text:style-name="T7"> &amp; UBound(values) + </text:span><text:span text:style-name="T1">1</text:span></text:p>
      <text:p text:style-name="P14"><text:soft-page-break/></text:p>
      <text:p text:style-name="P8"><text:span text:style-name="T3">If</text:span><text:span text:style-name="T7"> IsArray(values) </text:span><text:span text:style-name="T3">Then</text:span></text:p>
      <text:p text:style-name="P8"><text:span text:style-name="T7"><text:s text:c="2"/>MsgBox </text:span><text:span text:style-name="T4">"The variable named 'values' is an array."</text:span></text:p>
      <text:p text:style-name="P8"><text:span text:style-name="T3">End</text:span><text:span text:style-name="T7"> </text:span><text:span text:style-name="T3">If</text:span></text:p>
      <text:p text:style-name="P8"><text:span text:style-name="T3"/></text:p>
      <text:p text:style-name="P19">–---------------------------------------------------------------------------------------------------------------------------------------------</text:p>
      <text:p text:style-name="P5"><text:span text:style-name="T7">Example</text:span><text:span text:style-name="T8">4</text:span><text:span text:style-name="T7">-</text:span><text:span text:style-name="T8">4</text:span><text:span text:style-name="T7">.vbs</text:span></text:p>
      <text:p text:style-name="P15"/>
      <text:p text:style-name="P9"><text:span text:style-name="T3">Dim</text:span><text:span text:style-name="T7"> numbers(), max</text:span></text:p>
      <text:p text:style-name="P15"/>
      <text:p text:style-name="P17">Do</text:p>
      <text:p text:style-name="P9"><text:span text:style-name="T7"><text:s text:c="2"/>max = InputBox(</text:span><text:span text:style-name="T4">"Number of multiples:"</text:span><text:span text:style-name="T7">)</text:span></text:p>
      <text:p text:style-name="P9"><text:span text:style-name="T3">Loop</text:span><text:span text:style-name="T7"> </text:span><text:span text:style-name="T3">Until</text:span><text:span text:style-name="T7"> IsNumeric(max)</text:span></text:p>
      <text:p text:style-name="P15"/>
      <text:p text:style-name="P9"><text:span text:style-name="T7">max = </text:span><text:span text:style-name="T3">CInt</text:span><text:span text:style-name="T7">(max) - </text:span><text:span text:style-name="T1">1</text:span></text:p>
      <text:p text:style-name="P9"><text:span text:style-name="T3">ReDim</text:span><text:span text:style-name="T7"> numbers(max)</text:span></text:p>
      <text:p text:style-name="P15"/>
      <text:p text:style-name="P9"><text:span text:style-name="T3">For</text:span><text:span text:style-name="T7"> i = 0 </text:span><text:span text:style-name="T6">T</text:span><text:span text:style-name="T3">o</text:span><text:span text:style-name="T7"> max</text:span></text:p>
      <text:p text:style-name="P9"><text:span text:style-name="T7"><text:s text:c="2"/>numbers(i) = </text:span><text:span text:style-name="T1">5</text:span><text:span text:style-name="T7"> * (i + </text:span><text:span text:style-name="T1">1</text:span><text:span text:style-name="T7">)</text:span></text:p>
      <text:p text:style-name="P17">Next</text:p>
      <text:p text:style-name="P15"/>
      <text:p text:style-name="P9"><text:span text:style-name="T7">MsgBox </text:span><text:span text:style-name="T4">"The first "</text:span><text:span text:style-name="T7"> &amp; max + </text:span><text:span text:style-name="T1">1</text:span><text:span text:style-name="T7"> &amp; </text:span><text:span text:style-name="T4">" multiples of 5 are:"</text:span></text:p>
      <text:p text:style-name="P15"/>
      <text:p text:style-name="P9"><text:span text:style-name="T3">For</text:span><text:span text:style-name="T7"> </text:span><text:span text:style-name="T3">Each</text:span><text:span text:style-name="T7"> number </text:span><text:span text:style-name="T6">I</text:span><text:span text:style-name="T3">n</text:span><text:span text:style-name="T7"> numbers</text:span></text:p>
      <text:p text:style-name="P15"><text:s text:c="2"/>MsgBox number</text:p>
      <text:p text:style-name="P17">Next</text:p>
      <text:p text:style-name="P12">–---------------------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0bed03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order="none" fo:padding="0cm" style:shadow="non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22:14:41.774000000</meta:creation-date>
    <dc:date>2017-08-07T21:18:39.418000000</dc:date>
    <meta:editing-duration>PT11M</meta:editing-duration>
    <meta:editing-cycles>15</meta:editing-cycles>
    <meta:generator>LibreOffice/5.1.2.2$Windows_x86 LibreOffice_project/d3bf12ecb743fc0d20e0be0c58ca359301eb705f</meta:generator>
    <meta:document-statistic meta:table-count="0" meta:image-count="1" meta:object-count="0" meta:page-count="2" meta:paragraph-count="57" meta:word-count="258" meta:character-count="2022" meta:non-whitespace-character-count="1765"/>
  </office:meta>
</office:document-meta>
</file>